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406cm" style:rel-column-width="5419*"/>
    </style:style>
    <style:style style:name="Tabela1.B" style:family="table-column">
      <style:table-column-properties style:column-width="6.301cm" style:rel-column-width="24288*"/>
    </style:style>
    <style:style style:name="Tabela1.C" style:family="table-column">
      <style:table-column-properties style:column-width="5.59cm" style:rel-column-width="21548*"/>
    </style:style>
    <style:style style:name="Tabela1.D" style:family="table-column">
      <style:table-column-properties style:column-width="3.704cm" style:rel-column-width="14280*"/>
    </style:style>
    <style:style style:name="Tabela1.A1" style:family="table-cell">
      <style:table-cell-properties fo:padding="0.097cm" fo:border-left="0.05pt solid #000000" fo:border-right="none" fo:border-top="0.05pt solid #000000" fo:border-bottom="none"/>
    </style:style>
    <style:style style:name="Tabela1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1.A2" style:family="table-cell">
      <style:table-cell-properties fo:padding="0.097cm" fo:border-left="0.05pt solid #000000" fo:border-right="none" fo:border-top="none" fo:border-bottom="none"/>
    </style:style>
    <style:style style:name="Tabela1.D2" style:family="table-cell">
      <style:table-cell-properties fo:padding="0.097cm" fo:border-left="0.05pt solid #000000" fo:border-right="0.05pt solid #000000" fo:border-top="none" fo:border-bottom="none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406cm" style:rel-column-width="5419*"/>
    </style:style>
    <style:style style:name="Tabela2.B" style:family="table-column">
      <style:table-column-properties style:column-width="6.301cm" style:rel-column-width="24288*"/>
    </style:style>
    <style:style style:name="Tabela2.C" style:family="table-column">
      <style:table-column-properties style:column-width="5.59cm" style:rel-column-width="21548*"/>
    </style:style>
    <style:style style:name="Tabela2.D" style:family="table-column">
      <style:table-column-properties style:column-width="3.704cm" style:rel-column-width="14280*"/>
    </style:style>
    <style:style style:name="Tabela2.A1" style:family="table-cell">
      <style:table-cell-properties fo:padding="0.097cm" fo:border-left="0.05pt solid #000000" fo:border-right="none" fo:border-top="0.05pt solid #000000" fo:border-bottom="none"/>
    </style:style>
    <style:style style:name="Tabela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2.A2" style:family="table-cell">
      <style:table-cell-properties fo:padding="0.097cm" fo:border-left="0.05pt solid #000000" fo:border-right="none" fo:border-top="none" fo:border-bottom="none"/>
    </style:style>
    <style:style style:name="Tabela2.D2" style:family="table-cell">
      <style:table-cell-properties fo:padding="0.097cm" fo:border-left="0.05pt solid #000000" fo:border-right="0.05pt solid #000000" fo:border-top="none" fo:border-bottom="none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.406cm" style:rel-column-width="5419*"/>
    </style:style>
    <style:style style:name="Tabela3.B" style:family="table-column">
      <style:table-column-properties style:column-width="6.301cm" style:rel-column-width="24288*"/>
    </style:style>
    <style:style style:name="Tabela3.C" style:family="table-column">
      <style:table-column-properties style:column-width="5.59cm" style:rel-column-width="21548*"/>
    </style:style>
    <style:style style:name="Tabela3.D" style:family="table-column">
      <style:table-column-properties style:column-width="3.704cm" style:rel-column-width="14280*"/>
    </style:style>
    <style:style style:name="Tabela3.A1" style:family="table-cell">
      <style:table-cell-properties fo:padding="0.097cm" fo:border-left="0.05pt solid #000000" fo:border-right="none" fo:border-top="0.05pt solid #000000" fo:border-bottom="none"/>
    </style:style>
    <style:style style:name="Tabela3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3.A2" style:family="table-cell">
      <style:table-cell-properties fo:padding="0.097cm" fo:border-left="0.05pt solid #000000" fo:border-right="none" fo:border-top="none" fo:border-bottom="none"/>
    </style:style>
    <style:style style:name="Tabela3.D2" style:family="table-cell">
      <style:table-cell-properties fo:padding="0.097cm" fo:border-left="0.05pt solid #000000" fo:border-right="0.05pt solid #000000" fo:border-top="none" fo:border-bottom="none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text-align="start" style:justify-single-word="false"/>
      <style:text-properties style:font-name="Trebuchet MS" fo:font-size="20pt" officeooo:rsid="001ca36d" officeooo:paragraph-rsid="00174a2e" style:font-size-asian="20pt" style:font-size-complex="20pt"/>
    </style:style>
    <style:style style:name="P2" style:family="paragraph" style:parent-style-name="Title">
      <style:text-properties officeooo:rsid="0018498a" officeooo:paragraph-rsid="0018498a"/>
    </style:style>
    <style:style style:name="P3" style:family="paragraph" style:parent-style-name="Text_20_body">
      <style:paragraph-properties fo:text-align="start" style:justify-single-word="false"/>
      <style:text-properties style:font-name="Trebuchet MS" fo:font-size="12pt" fo:font-weight="bold" officeooo:rsid="001ca36d" officeooo:paragraph-rsid="00174a2e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text-align="justify" style:justify-single-word="false"/>
      <style:text-properties style:font-name="Trebuchet MS" fo:font-size="12pt" fo:font-weight="bold" officeooo:rsid="0030691a" officeooo:paragraph-rsid="002a9c92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text-align="justify" style:justify-single-word="false"/>
      <style:text-properties style:font-name="Trebuchet MS" fo:font-size="12pt" fo:font-weight="bold" officeooo:rsid="0030691a" officeooo:paragraph-rsid="004300af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Trebuchet MS" fo:font-size="12pt" fo:font-weight="normal" officeooo:rsid="002a9c92" officeooo:paragraph-rsid="002a9c92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style:font-name="Trebuchet MS" fo:font-size="14pt" fo:font-style="normal" fo:font-weight="bold" officeooo:rsid="0050153b" officeooo:paragraph-rsid="002bb2bb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weight="bold" officeooo:rsid="001ca36d" officeooo:paragraph-rsid="00174a2e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officeooo:rsid="001ca36d" officeooo:paragraph-rsid="00174a2e"/>
    </style:style>
    <style:style style:name="P10" style:family="paragraph" style:parent-style-name="Text_20_body">
      <style:paragraph-properties fo:text-align="start" style:justify-single-word="false"/>
      <style:text-properties fo:font-size="14pt" fo:font-weight="bold" officeooo:rsid="001ba3ef" officeooo:paragraph-rsid="001ba3ef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Trebuchet MS" fo:font-size="12pt" officeooo:rsid="003da090" officeooo:paragraph-rsid="003da090" style:font-size-asian="12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font-name="Trebuchet MS" fo:font-size="12pt" officeooo:rsid="003da090" officeooo:paragraph-rsid="004300af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Trebuchet MS" fo:font-size="12pt" officeooo:rsid="003da090" officeooo:paragraph-rsid="003da090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Trebuchet MS" fo:font-size="12pt" officeooo:rsid="003da090" officeooo:paragraph-rsid="004300af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Trebuchet MS" fo:font-size="12pt" officeooo:rsid="003f9f91" officeooo:paragraph-rsid="003f9f91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Trebuchet MS" fo:font-size="12pt" officeooo:rsid="003f9f91" officeooo:paragraph-rsid="004300af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Trebuchet MS" fo:font-size="12pt" officeooo:rsid="00412f36" officeooo:paragraph-rsid="00412f36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Trebuchet MS" fo:font-size="12pt" officeooo:rsid="00412f36" officeooo:paragraph-rsid="004300af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font-name="Trebuchet MS" fo:font-size="12pt" officeooo:rsid="00412f36" officeooo:paragraph-rsid="00412f36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font-name="Trebuchet MS" fo:font-size="12pt" officeooo:rsid="00412f36" officeooo:paragraph-rsid="004300af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Trebuchet MS" fo:font-size="12pt" fo:font-weight="bold" officeooo:rsid="003da090" officeooo:paragraph-rsid="003da090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Trebuchet MS" fo:font-size="12pt" fo:font-weight="bold" officeooo:rsid="003da090" officeooo:paragraph-rsid="004300af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Trebuchet MS" fo:font-size="12pt" officeooo:rsid="00538ef9" officeooo:paragraph-rsid="00538ef9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Trebuchet MS" fo:font-size="12pt" officeooo:rsid="003da090" officeooo:paragraph-rsid="00538ef9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font-name="Trebuchet MS" fo:font-size="12pt" officeooo:rsid="003da090" officeooo:paragraph-rsid="00538ef9" style:font-size-asian="12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style:font-name="Trebuchet MS" fo:font-size="12pt" officeooo:rsid="00412f36" officeooo:paragraph-rsid="00538ef9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Trebuchet MS" fo:font-size="12pt" officeooo:rsid="00412f36" officeooo:paragraph-rsid="00538ef9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Trebuchet MS" fo:font-size="12pt" officeooo:rsid="003f9f91" officeooo:paragraph-rsid="00538ef9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Trebuchet MS" fo:font-size="12pt" officeooo:rsid="005cb1b4" officeooo:paragraph-rsid="005cb1b4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Trebuchet MS" fo:font-size="12pt" fo:font-weight="bold" officeooo:rsid="003da090" officeooo:paragraph-rsid="00538ef9" style:font-size-asian="12pt" style:font-weight-asian="bold" style:font-size-complex="12pt" style:font-weight-complex="bold"/>
    </style:style>
    <style:style style:name="P31" style:family="paragraph" style:parent-style-name="Text_20_body" style:list-style-name="L1">
      <style:paragraph-properties fo:text-align="start" style:justify-single-word="false"/>
      <style:text-properties style:font-name="Trebuchet MS" fo:font-size="12pt" officeooo:rsid="001ca36d" officeooo:paragraph-rsid="00174a2e" style:font-size-asian="12pt" style:font-size-complex="12pt"/>
    </style:style>
    <style:style style:name="P32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bold" officeooo:rsid="002a9c92" officeooo:paragraph-rsid="002bb2bb" style:font-size-asian="12pt" style:font-weight-asian="bold" style:font-size-complex="12pt" style:font-weight-complex="bold"/>
    </style:style>
    <style:style style:name="P33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bold" officeooo:rsid="002a9c92" officeooo:paragraph-rsid="004300af" style:font-size-asian="12pt" style:font-weight-asian="bold" style:font-size-complex="12pt" style:font-weight-complex="bold"/>
    </style:style>
    <style:style style:name="P34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bold" officeooo:rsid="002a9c92" officeooo:paragraph-rsid="00538ef9" style:font-size-asian="12pt" style:font-weight-asian="bold" style:font-size-complex="12pt" style:font-weight-complex="bold"/>
    </style:style>
    <style:style style:name="P35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bold" officeooo:rsid="00344f1b" officeooo:paragraph-rsid="00344f1b" style:font-size-asian="12pt" style:font-weight-asian="bold" style:font-size-complex="12pt" style:font-weight-complex="bold"/>
    </style:style>
    <style:style style:name="P36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bold" officeooo:rsid="00344f1b" officeooo:paragraph-rsid="004300af" style:font-size-asian="12pt" style:font-weight-asian="bold" style:font-size-complex="12pt" style:font-weight-complex="bold"/>
    </style:style>
    <style:style style:name="P37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bold" officeooo:rsid="00344f1b" officeooo:paragraph-rsid="005a6a66" style:font-size-asian="12pt" style:font-weight-asian="bold" style:font-size-complex="12pt" style:font-weight-complex="bold"/>
    </style:style>
    <style:style style:name="P38" style:family="paragraph" style:parent-style-name="Text_20_body">
      <style:paragraph-properties fo:text-align="justify" style:justify-single-word="false"/>
      <style:text-properties style:font-name="Trebuchet MS" fo:font-size="12pt" fo:font-weight="bold" officeooo:rsid="0030691a" officeooo:paragraph-rsid="00538ef9" style:font-size-asian="12pt" style:font-weight-asian="bold" style:font-size-complex="12pt" style:font-weight-complex="bold"/>
    </style:style>
    <style:style style:name="P39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normal" officeooo:rsid="003444f6" officeooo:paragraph-rsid="003444f6" style:font-size-asian="12pt" style:font-weight-asian="normal" style:font-size-complex="12pt" style:font-weight-complex="normal"/>
    </style:style>
    <style:style style:name="P40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normal" officeooo:rsid="003444f6" officeooo:paragraph-rsid="004300af" style:font-size-asian="12pt" style:font-weight-asian="normal" style:font-size-complex="12pt" style:font-weight-complex="normal"/>
    </style:style>
    <style:style style:name="P41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normal" officeooo:rsid="003444f6" officeooo:paragraph-rsid="00538ef9" style:font-size-asian="12pt" style:font-weight-asian="normal" style:font-size-complex="12pt" style:font-weight-complex="normal"/>
    </style:style>
    <style:style style:name="P42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normal" officeooo:rsid="003574b5" officeooo:paragraph-rsid="003574b5" style:font-size-asian="12pt" style:font-weight-asian="normal" style:font-size-complex="12pt" style:font-weight-complex="normal"/>
    </style:style>
    <style:style style:name="P43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normal" officeooo:rsid="003574b5" officeooo:paragraph-rsid="004300af" style:font-size-asian="12pt" style:font-weight-asian="normal" style:font-size-complex="12pt" style:font-weight-complex="normal"/>
    </style:style>
    <style:style style:name="P44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normal" officeooo:rsid="003574b5" officeooo:paragraph-rsid="00538ef9" style:font-size-asian="12pt" style:font-weight-asian="normal" style:font-size-complex="12pt" style:font-weight-complex="normal"/>
    </style:style>
    <style:style style:name="P45" style:family="paragraph" style:parent-style-name="Text_20_body" style:list-style-name="L3">
      <style:paragraph-properties fo:text-align="justify" style:justify-single-word="false"/>
      <style:text-properties style:font-name="Trebuchet MS" fo:font-size="12pt" fo:font-weight="normal" officeooo:rsid="00395a7f" officeooo:paragraph-rsid="00395a7f" style:font-size-asian="12pt" style:font-weight-asian="normal" style:font-size-complex="12pt" style:font-weight-complex="normal"/>
    </style:style>
    <style:style style:name="P46" style:family="paragraph" style:parent-style-name="Text_20_body" style:list-style-name="L3">
      <style:paragraph-properties fo:text-align="justify" style:justify-single-word="false"/>
      <style:text-properties style:font-name="Trebuchet MS" fo:font-size="12pt" fo:font-weight="normal" officeooo:rsid="003d3938" officeooo:paragraph-rsid="003d3938" style:font-size-asian="12pt" style:font-weight-asian="normal" style:font-size-complex="12pt" style:font-weight-complex="normal"/>
    </style:style>
    <style:style style:name="P47" style:family="paragraph" style:parent-style-name="Text_20_body" style:list-style-name="L4">
      <style:paragraph-properties fo:text-align="justify" style:justify-single-word="false"/>
      <style:text-properties style:font-name="Trebuchet MS" fo:font-size="12pt" fo:font-weight="normal" officeooo:rsid="003d3938" officeooo:paragraph-rsid="004300af" style:font-size-asian="12pt" style:font-weight-asian="normal" style:font-size-complex="12pt" style:font-weight-complex="normal"/>
    </style:style>
    <style:style style:name="P48" style:family="paragraph" style:parent-style-name="Text_20_body" style:list-style-name="L5">
      <style:paragraph-properties fo:text-align="justify" style:justify-single-word="false"/>
      <style:text-properties style:font-name="Trebuchet MS" fo:font-size="12pt" fo:font-weight="normal" officeooo:rsid="003d3938" officeooo:paragraph-rsid="00538ef9" style:font-size-asian="12pt" style:font-weight-asian="normal" style:font-size-complex="12pt" style:font-weight-complex="normal"/>
    </style:style>
    <style:style style:name="P49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normal" officeooo:rsid="004cf0c3" officeooo:paragraph-rsid="004cf0c3" style:font-size-asian="12pt" style:font-weight-asian="normal" style:font-size-complex="12pt" style:font-weight-complex="normal"/>
    </style:style>
    <style:style style:name="P50" style:family="paragraph" style:parent-style-name="Text_20_body" style:list-style-name="L2">
      <style:paragraph-properties fo:text-align="justify" style:justify-single-word="false"/>
      <style:text-properties style:font-name="Trebuchet MS" fo:font-size="12pt" fo:font-weight="normal" officeooo:rsid="004cf0c3" officeooo:paragraph-rsid="00538ef9" style:font-size-asian="12pt" style:font-weight-asian="normal" style:font-size-complex="12pt" style:font-weight-complex="normal"/>
    </style:style>
    <style:style style:name="P51" style:family="paragraph" style:parent-style-name="Text_20_body" style:list-style-name="L4">
      <style:paragraph-properties fo:text-align="justify" style:justify-single-word="false"/>
      <style:text-properties style:font-name="Trebuchet MS" fo:font-size="12pt" fo:font-weight="normal" officeooo:rsid="004dc6d4" officeooo:paragraph-rsid="004dc6d4" style:font-size-asian="12pt" style:font-weight-asian="normal" style:font-size-complex="12pt" style:font-weight-complex="normal"/>
    </style:style>
    <style:style style:name="P52" style:family="paragraph" style:parent-style-name="Text_20_body" style:list-style-name="L5">
      <style:paragraph-properties fo:text-align="justify" style:justify-single-word="false"/>
      <style:text-properties style:font-name="Trebuchet MS" fo:font-size="12pt" fo:font-weight="normal" officeooo:rsid="004dc6d4" officeooo:paragraph-rsid="00538ef9" style:font-size-asian="12pt" style:font-weight-asian="normal" style:font-size-complex="12pt" style:font-weight-complex="normal"/>
    </style:style>
    <style:style style:name="P53" style:family="paragraph" style:parent-style-name="Text_20_body" style:list-style-name="L4">
      <style:paragraph-properties fo:text-align="justify" style:justify-single-word="false"/>
      <style:text-properties style:font-name="Trebuchet MS" fo:font-size="12pt" fo:font-weight="normal" officeooo:rsid="00538ef9" officeooo:paragraph-rsid="00538ef9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text-align="justify" style:justify-single-word="false"/>
      <style:text-properties style:font-name="Trebuchet MS" fo:font-size="14pt" fo:font-style="normal" fo:font-weight="bold" officeooo:rsid="002a9c92" officeooo:paragraph-rsid="004300af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Text_20_body">
      <style:paragraph-properties fo:text-align="justify" style:justify-single-word="false"/>
      <style:text-properties style:font-name="Trebuchet MS" fo:font-size="14pt" fo:font-style="normal" fo:font-weight="bold" officeooo:rsid="002a9c92" officeooo:paragraph-rsid="00538ef9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Text_20_body" style:list-style-name="L2">
      <style:paragraph-properties fo:text-align="justify" style:justify-single-word="false"/>
      <style:text-properties fo:font-weight="bold" officeooo:rsid="002bb2bb" officeooo:paragraph-rsid="002ee16d" style:font-weight-asian="bold" style:font-weight-complex="bold"/>
    </style:style>
    <style:style style:name="P57" style:family="paragraph" style:parent-style-name="Text_20_body" style:list-style-name="L2">
      <style:paragraph-properties fo:text-align="justify" style:justify-single-word="false"/>
      <style:text-properties fo:font-weight="bold" officeooo:rsid="002bb2bb" officeooo:paragraph-rsid="004300af" style:font-weight-asian="bold" style:font-weight-complex="bold"/>
    </style:style>
    <style:style style:name="P58" style:family="paragraph" style:parent-style-name="Text_20_body" style:list-style-name="L2">
      <style:paragraph-properties fo:text-align="justify" style:justify-single-word="false"/>
      <style:text-properties fo:font-weight="bold" officeooo:rsid="002bb2bb" officeooo:paragraph-rsid="00538ef9" style:font-weight-asian="bold" style:font-weight-complex="bold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size="12pt" style:font-size-asian="12pt" style:font-size-complex="12pt"/>
    </style:style>
    <style:style style:name="T3" style:family="text">
      <style:text-properties style:font-name="Trebuchet MS" fo:font-size="12pt" officeooo:rsid="0019c3dc" style:font-size-asian="12pt" style:font-size-complex="12pt"/>
    </style:style>
    <style:style style:name="T4" style:family="text">
      <style:text-properties style:font-name="Trebuchet MS" fo:font-size="12pt" officeooo:rsid="002793aa" style:font-size-asian="12pt" style:font-size-complex="12pt"/>
    </style:style>
    <style:style style:name="T5" style:family="text">
      <style:text-properties style:font-name="Trebuchet MS" fo:font-size="12pt" officeooo:rsid="002a9c92" style:font-size-asian="12pt" style:font-size-complex="12pt"/>
    </style:style>
    <style:style style:name="T6" style:family="text">
      <style:text-properties style:font-name="Trebuchet MS" fo:font-size="12pt" officeooo:rsid="002ee16d" style:font-size-asian="12pt" style:font-size-complex="12pt"/>
    </style:style>
    <style:style style:name="T7" style:family="text">
      <style:text-properties style:font-name="Trebuchet MS" fo:font-size="12pt" officeooo:rsid="003444f6" style:font-size-asian="12pt" style:font-size-complex="12pt"/>
    </style:style>
    <style:style style:name="T8" style:family="text">
      <style:text-properties style:font-name="Trebuchet MS" fo:font-size="12pt" fo:font-weight="normal" officeooo:rsid="0019c3dc" style:font-size-asian="12pt" style:font-weight-asian="normal" style:font-size-complex="12pt" style:font-weight-complex="normal"/>
    </style:style>
    <style:style style:name="T9" style:family="text">
      <style:text-properties style:font-name="Trebuchet MS" fo:font-size="12pt" fo:font-weight="normal" officeooo:rsid="003444f6" style:font-size-asian="12pt" style:font-weight-asian="normal" style:font-size-complex="12pt" style:font-weight-complex="normal"/>
    </style:style>
    <style:style style:name="T10" style:family="text">
      <style:text-properties style:font-name="Trebuchet MS" fo:font-size="12pt" fo:font-weight="normal" officeooo:rsid="003994fe" style:font-size-asian="12pt" style:font-weight-asian="normal" style:font-size-complex="12pt" style:font-weight-complex="normal"/>
    </style:style>
    <style:style style:name="T11" style:family="text">
      <style:text-properties style:font-name="Trebuchet MS" fo:font-size="12pt" fo:font-weight="normal" officeooo:rsid="003a6c0d" style:font-size-asian="12pt" style:font-weight-asian="normal" style:font-size-complex="12pt" style:font-weight-complex="normal"/>
    </style:style>
    <style:style style:name="T12" style:family="text">
      <style:text-properties style:font-name="Trebuchet MS" fo:font-size="12pt" fo:font-weight="normal" officeooo:rsid="003ae3b3" style:font-size-asian="12pt" style:font-weight-asian="normal" style:font-size-complex="12pt" style:font-weight-complex="normal"/>
    </style:style>
    <style:style style:name="T13" style:family="text">
      <style:text-properties style:font-name="Trebuchet MS" fo:font-size="12pt" fo:font-weight="normal" officeooo:rsid="0045c8a1" style:font-size-asian="12pt" style:font-weight-asian="normal" style:font-size-complex="12pt" style:font-weight-complex="normal"/>
    </style:style>
    <style:style style:name="T14" style:family="text">
      <style:text-properties style:font-name="Trebuchet MS" fo:font-size="12pt" fo:font-weight="normal" officeooo:rsid="00478de1" style:font-size-asian="12pt" style:font-weight-asian="normal" style:font-size-complex="12pt" style:font-weight-complex="normal"/>
    </style:style>
    <style:style style:name="T15" style:family="text">
      <style:text-properties style:font-name="Trebuchet MS" fo:font-size="12pt" fo:font-weight="normal" officeooo:rsid="00486190" style:font-size-asian="12pt" style:font-weight-asian="normal" style:font-size-complex="12pt" style:font-weight-complex="normal"/>
    </style:style>
    <style:style style:name="T16" style:family="text">
      <style:text-properties style:font-name="Trebuchet MS" fo:font-size="12pt" fo:font-weight="normal" officeooo:rsid="0057e8bc" style:font-size-asian="12pt" style:font-weight-asian="normal" style:font-size-complex="12pt" style:font-weight-complex="normal"/>
    </style:style>
    <style:style style:name="T17" style:family="text">
      <style:text-properties style:font-name="Trebuchet MS" fo:font-size="12pt" fo:font-weight="bold" style:font-size-asian="12pt" style:font-weight-asian="bold" style:font-size-complex="12pt" style:font-weight-complex="bold"/>
    </style:style>
    <style:style style:name="T18" style:family="text">
      <style:text-properties style:font-name="Trebuchet MS" officeooo:rsid="0019c3dc"/>
    </style:style>
    <style:style style:name="T19" style:family="text">
      <style:text-properties style:font-name="Trebuchet MS" officeooo:rsid="00344f1b"/>
    </style:style>
    <style:style style:name="T20" style:family="text">
      <style:text-properties style:font-name="Trebuchet MS" officeooo:rsid="00395a7f"/>
    </style:style>
    <style:style style:name="T21" style:family="text">
      <style:text-properties officeooo:rsid="0028e3c7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355854" style:font-weight-asian="normal" style:font-weight-complex="normal"/>
    </style:style>
    <style:style style:name="T24" style:family="text">
      <style:text-properties fo:font-weight="normal" officeooo:rsid="00395a7f" style:font-weight-asian="normal" style:font-weight-complex="normal"/>
    </style:style>
    <style:style style:name="T25" style:family="text">
      <style:text-properties fo:font-weight="normal" officeooo:rsid="004b6967" style:font-weight-asian="normal" style:font-weight-complex="normal"/>
    </style:style>
    <style:style style:name="T26" style:family="text">
      <style:text-properties fo:font-weight="normal" officeooo:rsid="005a6a66" style:font-weight-asian="normal" style:font-weight-complex="normal"/>
    </style:style>
    <style:style style:name="T27" style:family="text">
      <style:text-properties officeooo:rsid="003994fe"/>
    </style:style>
    <style:style style:name="T28" style:family="text">
      <style:text-properties officeooo:rsid="0049b890"/>
    </style:style>
    <style:style style:name="T29" style:family="text">
      <style:text-properties officeooo:rsid="0051d1b1"/>
    </style:style>
    <style:style style:name="T30" style:family="text">
      <style:text-properties officeooo:rsid="0055432e"/>
    </style:style>
    <style:style style:name="T31" style:family="text">
      <style:text-properties officeooo:rsid="005687ac"/>
    </style:style>
    <style:style style:name="T32" style:family="text">
      <style:text-properties officeooo:rsid="005a6a66"/>
    </style:style>
    <style:style style:name="T33" style:family="text">
      <style:text-properties officeooo:rsid="005d10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quisitos de <text:span text:style-name="T21">Software</text:span></text:p>
      <text:p text:style-name="P1">Projeto Restaurantes UFG</text:p>
      <text:p text:style-name="P3">Autores:</text:p>
      <text:list xml:id="list9221999310586652923" text:style-name="L1">
        <text:list-item>
          <text:p text:style-name="P31">Samuel Junio de Almeida</text:p>
        </text:list-item>
        <text:list-item>
          <text:p text:style-name="P31">Thiago Durante Pires</text:p>
        </text:list-item>
        <text:list-item>
          <text:p text:style-name="P31">Gabriel Louzada Rascovit</text:p>
        </text:list-item>
      </text:list>
      <text:p text:style-name="P9"><text:span text:style-name="T17">Data:</text:span><text:span text:style-name="T2"> 2</text:span><text:span text:style-name="T4">1</text:span><text:span text:style-name="T2">/06/2015</text:span></text:p>
      <text:p text:style-name="P8"><text:span text:style-name="T2">Assunto: </text:span><text:span text:style-name="T8">Requisitos de sistema dos restaurantes: </text:span><text:span text:style-name="T3">Restaurantes UFG</text:span></text:p>
      <text:p text:style-name="P6">template da fábrica: https://docs.google.com/document/d/1calasHpXNbk0MKMlUYVOvTHBBxaTBfB4Jz61_Vc9u9M/edit#</text:p>
      <text:p text:style-name="P10"><text:span text:style-name="T18">P</text:span><text:span text:style-name="T1">ara o visitante </text:span><text:span text:style-name="T20">ou</text:span><text:span text:style-name="T19"> membro da UFG</text:span></text:p>
      <text:p text:style-name="P4">ResUFG-Uso-ObterListaRestaurantes – Obter lista de restaurantes disponíveis de um determinado campus da UFG.</text:p>
      <text:list xml:id="list5194544461092744032" text:style-name="L2">
        <text:list-item>
          <text:p text:style-name="P56"><text:span text:style-name="T5">Descriçã</text:span><text:span text:style-name="T6">o<text:line-break/></text:span><text:span text:style-name="T7"><text:tab/></text:span><text:span text:style-name="T9">O visitante </text:span><text:span text:style-name="T12">ou membro da UFG</text:span><text:span text:style-name="T9"> abre o aplicativo e </text:span><text:span text:style-name="T10">em sua tela inicial</text:span><text:span text:style-name="T9"> contém um campo que deverá ser preenchido com o nome do campus na qual o visitante </text:span><text:span text:style-name="T10">se</text:span><text:span text:style-name="T9"> encontra, após isso é feita uma pesquisa cujo retorno é a lista de restaurantes disponíveis listados de forma crescente em relação a distância </text:span><text:span text:style-name="T11">do restaurante</text:span><text:span text:style-name="T9"> para com o visitante.</text:span></text:p>
        </text:list-item>
        <text:list-item>
          <text:p text:style-name="P32">Fontes de Requisitos</text:p>
          <text:list>
            <text:list-item>
              <text:p text:style-name="P39">Ricardo Marcelo Quinta, Professor de Instituto de Informática da UFG;</text:p>
            </text:list-item>
            <text:list-item>
              <text:p text:style-name="P39">ReqSis1.</text:p>
            </text:list-item>
          </text:list>
        </text:list-item>
        <text:list-item>
          <text:p text:style-name="P32">Atores, interesses e Frequência de uso</text:p>
          <text:list>
            <text:list-item>
              <text:p text:style-name="P35"><text:span text:style-name="T22">Visitante </text:span><text:span text:style-name="T24">ou Membro da UFG</text:span>: <text:span text:style-name="T22">Tem interesse em buscar uma lista de restaurantes próximo ao campus onde está para que possa realizar suas refeições. Frequência de uso: </text:span><text:span text:style-name="T23">de duas a três vezes ao dia.</text:span><text:span text:style-name="T24"> </text:span></text:p>
            </text:list-item>
          </text:list>
        </text:list-item>
        <text:list-item>
          <text:p text:style-name="P32">Pré condições</text:p>
          <text:list>
            <text:list-item>
              <text:p text:style-name="P42">Conexão estável com a internet</text:p>
            </text:list-item>
          </text:list>
        </text:list-item>
        <text:list-item>
          <text:p text:style-name="P32">Sequência típica</text:p>
        </text:list-item>
      </text:list>
      <text:list xml:id="list1110354561893771547" text:style-name="L3">
        <text:list-item>
          <text:list>
            <text:list-item>
              <text:p text:style-name="P45">O visitante <text:span text:style-name="T27">ou membro da UFG insere o nome do campus no campo destinado e toca no botão de procurar.</text:span></text:p>
            </text:list-item>
            <text:list-item>
              <text:p text:style-name="P46"><text:soft-page-break/>O aplicativo retorna uma lista de restaurantes disponíveis listado de forma crescente em relação a distância para com o visitante ou membro da UFG, bem como, dados relevantes tais como valor mais baixa de uma refeição no restaurante, logomarca do restaurante e distância.</text:p>
            </text:list-item>
          </text:list>
        </text:list-item>
      </text:list>
      <text:list xml:id="list164321154040989" text:continue-list="list5194544461092744032" text:style-name="L2">
        <text:list-item>
          <text:p text:style-name="P32">Exceções<text:line-break/></text:p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21">Passo</text:p>
          </table:table-cell>
          <table:table-cell table:style-name="Tabela1.A1" office:value-type="string">
            <text:p text:style-name="P21">Condição da exceção</text:p>
          </table:table-cell>
          <table:table-cell table:style-name="Tabela1.A1" office:value-type="string">
            <text:p text:style-name="P21">Tratamento</text:p>
          </table:table-cell>
          <table:table-cell table:style-name="Tabela1.D1" office:value-type="string">
            <text:p text:style-name="P21">Retorno ao passo</text:p>
          </table:table-cell>
        </table:table-row>
        <table:table-row>
          <table:table-cell table:style-name="Tabela1.A2" office:value-type="string">
            <text:p text:style-name="P13">1</text:p>
          </table:table-cell>
          <table:table-cell table:style-name="Tabela1.A2" office:value-type="string">
            <text:p text:style-name="P11">Visitante ou membro da UFG não tem uma conexão com a internet.</text:p>
          </table:table-cell>
          <table:table-cell table:style-name="Tabela1.A2" office:value-type="string">
            <text:p text:style-name="P19">Aplicativo responde uma mensagem que não há conexão com a internet.</text:p>
          </table:table-cell>
          <table:table-cell table:style-name="Tabela1.D2" office:value-type="string">
            <text:p text:style-name="P15">1</text:p>
          </table:table-cell>
        </table:table-row>
        <table:table-row>
          <table:table-cell table:style-name="Tabela1.A3" office:value-type="string">
            <text:p text:style-name="P17">2</text:p>
          </table:table-cell>
          <table:table-cell table:style-name="Tabela1.A3" office:value-type="string">
            <text:p text:style-name="P17">Não é encontrada uma lista de restaurantes para o campus inserido</text:p>
          </table:table-cell>
          <table:table-cell table:style-name="Tabela1.A3" office:value-type="string">
            <text:p text:style-name="P17">Aplicativo responde uma mensagem que não foi possível encontrar uma lista de restaurantes.</text:p>
          </table:table-cell>
          <table:table-cell table:style-name="Tabela1.D3" office:value-type="string">
            <text:p text:style-name="P17">1</text:p>
          </table:table-cell>
        </table:table-row>
      </table:table>
      <text:p text:style-name="P7"/>
      <text:p text:style-name="P5">ResUFG-Uso-ObterLocalizacao – Obter a localização de um restaurante contido na lista.</text:p>
      <text:list xml:id="list164322769712751" text:continue-numbering="true" text:style-name="L2">
        <text:list-item>
          <text:p text:style-name="P57"><text:span text:style-name="T5">Descriçã</text:span><text:span text:style-name="T6">o<text:line-break/></text:span><text:span text:style-name="T7"><text:tab/></text:span><text:span text:style-name="T9">O visitante </text:span><text:span text:style-name="T12">ou membro da UFG</text:span><text:span text:style-name="T9"> </text:span><text:span text:style-name="T13">ao ter a lista de restaurantes já disponíveis precisa ter acesso a </text:span><text:span text:style-name="T15">informações sobre a</text:span><text:span text:style-name="T13"> localização d</text:span><text:span text:style-name="T14">e um dado</text:span><text:span text:style-name="T13"> restaurante para que possa ir até o mesmo.</text:span></text:p>
        </text:list-item>
        <text:list-item>
          <text:p text:style-name="P33">Fontes de Requisitos</text:p>
          <text:list>
            <text:list-item>
              <text:p text:style-name="P40">Ricardo Marcelo Quinta, Professor de Instituto de Informática da UFG;</text:p>
            </text:list-item>
            <text:list-item>
              <text:p text:style-name="P40">ReqSis<text:span text:style-name="T28">2</text:span>.</text:p>
            </text:list-item>
          </text:list>
        </text:list-item>
        <text:list-item>
          <text:p text:style-name="P33">Atores, interesses e Frequência de uso</text:p>
          <text:list>
            <text:list-item>
              <text:p text:style-name="P36"><text:span text:style-name="T22">Visitante </text:span><text:span text:style-name="T24">ou Membro da UFG</text:span>: <text:span text:style-name="T22">Tem interesse </text:span><text:span text:style-name="T25">em obter a localização do restaurante</text:span><text:span text:style-name="T22">. Frequência de uso: </text:span><text:span text:style-name="T23">de duas a três vezes ao dia.</text:span><text:span text:style-name="T24"> </text:span></text:p>
            </text:list-item>
          </text:list>
        </text:list-item>
        <text:list-item>
          <text:p text:style-name="P33">Pré condições</text:p>
          <text:list>
            <text:list-item>
              <text:p text:style-name="P43">Conexão estável com a internet;</text:p>
            </text:list-item>
            <text:list-item>
              <text:p text:style-name="P49">Lista de restaurantes previamente disponível.</text:p>
            </text:list-item>
          </text:list>
        </text:list-item>
        <text:list-item>
          <text:p text:style-name="P33">Sequência típica</text:p>
        </text:list-item>
      </text:list>
      <text:list xml:id="list5866385337584246031" text:style-name="L4">
        <text:list-item>
          <text:list>
            <text:list-item>
              <text:p text:style-name="P51">O visitante <text:span text:style-name="T27">ou membro da UFG </text:span>seleciona um dos restaurantes contidos na lista.</text:p>
            </text:list-item>
            <text:list-item>
              <text:p text:style-name="P47">O aplicativo <text:span text:style-name="T29">retorna uma tela que contém dados sobre o restaurante, e nestes dados estão contidos o endereço do restaurante bem como um ponto de referência e um botão para abrir o guia de deslocamento.</text:span></text:p>
            </text:list-item>
            <text:list-item>
              <text:p text:style-name="P53">O visitante toca no botão para abrir a tela de guia.</text:p>
            </text:list-item>
            <text:list-item>
              <text:p text:style-name="P53"><text:soft-page-break/>O aplicativo abre a tela de guia com a posição atual do visitante ou membro da UFG juntamente com uma rota para o restaurante escolhido.</text:p>
            </text:list-item>
          </text:list>
        </text:list-item>
      </text:list>
      <text:list xml:id="list164322467456875" text:continue-list="list164322769712751" text:style-name="L2">
        <text:list-item>
          <text:p text:style-name="P33">Exceções<text:line-break/></text:p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22">Passo</text:p>
          </table:table-cell>
          <table:table-cell table:style-name="Tabela2.A1" office:value-type="string">
            <text:p text:style-name="P22">Condição da exceção</text:p>
          </table:table-cell>
          <table:table-cell table:style-name="Tabela2.A1" office:value-type="string">
            <text:p text:style-name="P22">Tratamento</text:p>
          </table:table-cell>
          <table:table-cell table:style-name="Tabela2.D1" office:value-type="string">
            <text:p text:style-name="P22">Retorno ao passo</text:p>
          </table:table-cell>
        </table:table-row>
        <table:table-row>
          <table:table-cell table:style-name="Tabela2.A2" office:value-type="string">
            <text:p text:style-name="P14">1</text:p>
          </table:table-cell>
          <table:table-cell table:style-name="Tabela2.A2" office:value-type="string">
            <text:p text:style-name="P12">Visitante ou membro da UFG não tem uma conexão com a internet.</text:p>
          </table:table-cell>
          <table:table-cell table:style-name="Tabela2.A2" office:value-type="string">
            <text:p text:style-name="P20">Aplicativo responde uma mensagem que não há conexão com a internet.</text:p>
          </table:table-cell>
          <table:table-cell table:style-name="Tabela2.D2" office:value-type="string">
            <text:p text:style-name="P16">1</text:p>
          </table:table-cell>
        </table:table-row>
        <table:table-row>
          <table:table-cell table:style-name="Tabela2.A3" office:value-type="string">
            <text:p text:style-name="P18">2</text:p>
          </table:table-cell>
          <table:table-cell table:style-name="Tabela2.A3" office:value-type="string">
            <text:p text:style-name="P23">Não é encontrado uma localização para o restaurante.</text:p>
          </table:table-cell>
          <table:table-cell table:style-name="Tabela2.A3" office:value-type="string">
            <text:p text:style-name="P23">Aplicativo responde com uma mensagem ao usuário que não foi possível estabelecer uma rota até o restaurante.</text:p>
          </table:table-cell>
          <table:table-cell table:style-name="Tabela2.D3" office:value-type="string">
            <text:p text:style-name="P23">2</text:p>
          </table:table-cell>
        </table:table-row>
      </table:table>
      <text:p text:style-name="P54"/>
      <text:p text:style-name="P38">ResUFG-Uso-<text:span text:style-name="T30">ObterCardapio</text:span> – <text:span text:style-name="T31">Obter as informações sobre o cardápio oferecido pelo restaurante.</text:span></text:p>
      <text:list xml:id="list164321953172322" text:continue-numbering="true" text:style-name="L2">
        <text:list-item>
          <text:p text:style-name="P58"><text:span text:style-name="T5">Descriçã</text:span><text:span text:style-name="T6">o<text:line-break/></text:span><text:span text:style-name="T7"><text:tab/></text:span><text:span text:style-name="T9">O visitante </text:span><text:span text:style-name="T12">ou membro da UFG</text:span><text:span text:style-name="T9"> </text:span><text:span text:style-name="T13">ao ter a lista de restaurantes já disponíveis precisa ter acesso a </text:span><text:span text:style-name="T15">informações </text:span><text:span text:style-name="T16">sobre o cardápio oferece pelo restaurante de um dado restaurante.</text:span></text:p>
        </text:list-item>
        <text:list-item>
          <text:p text:style-name="P34">Fontes de Requisitos</text:p>
          <text:list>
            <text:list-item>
              <text:p text:style-name="P41">Ricardo Marcelo Quinta, Professor de Instituto de Informática da UFG;</text:p>
            </text:list-item>
            <text:list-item>
              <text:p text:style-name="P41">ReqSis<text:span text:style-name="T32">3</text:span>.</text:p>
            </text:list-item>
          </text:list>
        </text:list-item>
        <text:list-item>
          <text:p text:style-name="P34">Atores, interesses e Frequência de uso</text:p>
          <text:list>
            <text:list-item>
              <text:p text:style-name="P37"><text:span text:style-name="T22">Visitante </text:span><text:span text:style-name="T24">ou Membro da UFG</text:span>: <text:span text:style-name="T26">Tem interesse em obter o cardápio do restaurante. </text:span><text:span text:style-name="T22">Frequência de uso: </text:span><text:span text:style-name="T23">de duas a três vezes ao dia.</text:span><text:span text:style-name="T24"> </text:span></text:p>
            </text:list-item>
          </text:list>
        </text:list-item>
        <text:list-item>
          <text:p text:style-name="P34">Pré condições</text:p>
          <text:list>
            <text:list-item>
              <text:p text:style-name="P44">Conexão estável com a internet;</text:p>
            </text:list-item>
            <text:list-item>
              <text:p text:style-name="P50">Lista de restaurantes previamente disponível.</text:p>
            </text:list-item>
          </text:list>
        </text:list-item>
        <text:list-item>
          <text:p text:style-name="P34">Sequência típica</text:p>
        </text:list-item>
      </text:list>
      <text:list xml:id="list3568200735394698330" text:style-name="L5">
        <text:list-item>
          <text:list>
            <text:list-item>
              <text:p text:style-name="P52">O visitante <text:span text:style-name="T27">ou membro da UFG </text:span>seleciona um dos restaurantes contidos na lista.</text:p>
            </text:list-item>
            <text:list-item>
              <text:p text:style-name="P48">O aplicativo <text:span text:style-name="T29">retorna uma tela que contém dados sobre o restaurante, e nestes dados estão contidos o endereço do restaurante bem como um ponto de referência e um botão para abrir o guia de deslocamento. Na parte inferior desta tela será oferecido uma lista contendo os pratos oferecidos pelo restaurante naquele dia e também oferece o cardápio para os dias seguintes, contendo a descrição do prato, seu respectivo valor e se o mesmo é </text:span><text:soft-page-break/><text:span text:style-name="T29">vegetariano ou não.</text:span></text:p>
            </text:list-item>
          </text:list>
        </text:list-item>
      </text:list>
      <text:list xml:id="list164323082980297" text:continue-list="list164321953172322" text:style-name="L2">
        <text:list-item>
          <text:p text:style-name="P34">Exceções<text:line-break/></text:p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30">Passo</text:p>
          </table:table-cell>
          <table:table-cell table:style-name="Tabela3.A1" office:value-type="string">
            <text:p text:style-name="P30">Condição da exceção</text:p>
          </table:table-cell>
          <table:table-cell table:style-name="Tabela3.A1" office:value-type="string">
            <text:p text:style-name="P30">Tratamento</text:p>
          </table:table-cell>
          <table:table-cell table:style-name="Tabela3.D1" office:value-type="string">
            <text:p text:style-name="P30">Retorno ao passo</text:p>
          </table:table-cell>
        </table:table-row>
        <table:table-row>
          <table:table-cell table:style-name="Tabela3.A2" office:value-type="string">
            <text:p text:style-name="P24">1</text:p>
          </table:table-cell>
          <table:table-cell table:style-name="Tabela3.A2" office:value-type="string">
            <text:p text:style-name="P25">Visitante ou membro da UFG não tem uma conexão com a internet.</text:p>
          </table:table-cell>
          <table:table-cell table:style-name="Tabela3.A2" office:value-type="string">
            <text:p text:style-name="P26">Aplicativo responde uma mensagem que não há conexão com a internet.</text:p>
          </table:table-cell>
          <table:table-cell table:style-name="Tabela3.D2" office:value-type="string">
            <text:p text:style-name="P28">1</text:p>
          </table:table-cell>
        </table:table-row>
        <table:table-row>
          <table:table-cell table:style-name="Tabela3.A3" office:value-type="string">
            <text:p text:style-name="P27">2</text:p>
          </table:table-cell>
          <table:table-cell table:style-name="Tabela3.A3" office:value-type="string">
            <text:p text:style-name="P29">Não foi possível recuperar um cardápio para restaurante.</text:p>
          </table:table-cell>
          <table:table-cell table:style-name="Tabela3.A3" office:value-type="string">
            <text:p text:style-name="P23">Aplicativo responde com uma mensagem ao usuário <text:span text:style-name="T33">que não foi possível recuperar o cardápio para aquele restaurante.</text:span></text:p>
          </table:table-cell>
          <table:table-cell table:style-name="Tabela3.D3" office:value-type="string">
            <text:p text:style-name="P23">2</text:p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1T13:57:44.366000000</meta:creation-date>
    <meta:generator>LibreOffice/4.4.2.2$Windows_x86 LibreOffice_project/c4c7d32d0d49397cad38d62472b0bc8acff48dd6</meta:generator>
    <dc:date>2015-06-25T16:43:21.061000000</dc:date>
    <meta:editing-duration>PT4H20M10S</meta:editing-duration>
    <meta:editing-cycles>65</meta:editing-cycles>
    <meta:document-statistic meta:table-count="3" meta:image-count="0" meta:object-count="0" meta:page-count="4" meta:paragraph-count="89" meta:word-count="834" meta:character-count="4949" meta:non-whitespace-character-count="4235"/>
  </office:meta>
</office:document-meta>
</file>